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Aluno</text:span><text:span text:style-name="T2">: Raul Barca<text:tab/><text:tab/><text:tab/><text:tab/><text:tab/><text:tab/><text:tab/></text:span><text:span text:style-name="T3">Data:</text:span><text:span text:style-name="T2"> 07/11/2013</text:span></text:p>
      <text:p text:style-name="P4"><text:span text:style-name="T3">Fase/Iteração:</text:span><text:span text:style-name="T2"> Sprint 6<text:tab/><text:tab/> <text:s text:c="9"/><text:tab/><text:tab/><text:tab/><text:tab/><text:tab/></text:span><text:span text:style-name="T3">Esforço Total: 10 horas</text:span></text:p>
      <text:p text:style-name="P7"/>
      <text:p text:style-name="P4"><text:span text:style-name="T3">Atividade: Reunião<text:tab/><text:tab/><text:tab/><text:tab/><text:tab/><text:tab/><text:tab/>Esforço: 2 horas</text:span></text:p>
      <text:p text:style-name="P9">Descrição: Reuniãode todos envolvidos no desenvolvimento.</text:p>
      <text:p text:style-name="P9">Produtos: Nenhum</text:p>
      <text:p text:style-name="P9">Equipe: Equipes de desenvolvimento</text:p>
      <text:p text:style-name="P9">Artefato: Nenhum</text:p>
      <text:p text:style-name="P9"/>
      <text:p text:style-name="P4"><text:span text:style-name="T3">Atividade: Diagrama ER<text:tab/><text:tab/><text:tab/><text:tab/><text:tab/><text:tab/>Esforço: 8 horas</text:span></text:p>
      <text:p text:style-name="P9">Descrição: Foram feitas várias alterações no diagrama com o decorrer das aulas e das reuniões do desenvolvimento.</text:p>
      <text:p text:style-name="P9">Produtos: Diagrama ER</text:p>
      <text:p text:style-name="P9">Equipe: Raul Barca e Muryllo Tiraza</text:p>
      <text:p text:style-name="P9">Artefato: RELPREV-022013-PCP-ER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4</meta:editing-cycles>
    <dc:date>2013-11-07T19:34:13</dc:date>
    <meta:editing-duration>P0D</meta:editing-duration>
    <meta:document-statistic meta:table-count="0" meta:image-count="1" meta:object-count="0" meta:page-count="1" meta:paragraph-count="15" meta:word-count="80" meta:character-count="620" meta:non-whitespace-character-count="522"/>
  </office:meta>
</office:document-meta>
</file>